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47.8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99pt ridge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="0.99pt ridge #000000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="0.99pt ridge #000000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="0.99pt ridge #000000"/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 style:data-style-name="N110">
      <style:table-cell-properties fo:background-color="#cccccc" fo:border="0.99pt ridge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1">
      <style:table-cell-properties fo:background-color="#ccff66" fo:border="0.06pt solid #000000"/>
    </style:style>
    <style:style style:name="ce10" style:family="table-cell" style:parent-style-name="Default">
      <style:table-cell-properties fo:background-color="#99ff66" fo:border="0.06pt solid #000000"/>
    </style:style>
    <style:style style:name="ce11" style:family="table-cell" style:parent-style-name="Default">
      <style:table-cell-properties fo:background-color="#99ff66" style:text-align-source="fix" style:repeat-content="false" fo:border="0.99pt ridge #000000" style:vertical-align="middle"/>
      <style:paragraph-properties fo:text-align="center"/>
      <style:text-properties fo:font-weight="normal" style:font-weight-asian="normal" style:font-weight-complex="normal"/>
    </style:style>
    <style:style style:name="ce12" style:family="table-cell" style:parent-style-name="Default" style:data-style-name="N11">
      <style:table-cell-properties fo:background-color="#ccff66" fo:border="0.06pt solid #000000"/>
      <style:text-properties style:font-name="Liberation Sans" style:font-name-asian="WenQuanYi Micro Hei" style:font-name-complex="Lohit Devanagari"/>
    </style:style>
    <style:style style:name="ce13" style:family="table-cell" style:parent-style-name="Default">
      <style:table-cell-properties fo:background-color="#99ff66" fo:border="0.06pt solid #000000"/>
      <style:text-properties style:font-name="Liberation Sans" style:font-name-asian="WenQuanYi Micro Hei" style:font-name-complex="Lohit Devanagari"/>
    </style:style>
    <style:style style:name="ce14" style:family="table-cell" style:parent-style-name="Default" style:data-style-name="N110">
      <style:table-cell-properties fo:background-color="#b2b2b2" fo:border="0.99pt ridge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ffff"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1">
      <style:table-cell-properties fo:background-color="#66ffff" fo:border="0.06pt solid #000000"/>
    </style:style>
    <style:style style:name="ce17" style:family="table-cell" style:parent-style-name="Default">
      <style:table-cell-properties fo:background-color="#00ffff" fo:border="0.06pt solid #000000"/>
    </style:style>
    <style:style style:name="ce18" style:family="table-cell" style:parent-style-name="Default">
      <style:table-cell-properties fo:background-color="#00ffff" style:text-align-source="fix" style:repeat-content="false" fo:border="0.99pt ridge #000000" style:vertical-align="middle"/>
      <style:paragraph-properties fo:text-align="center"/>
      <style:text-properties fo:font-weight="normal" style:font-weight-asian="normal" style:font-weight-complex="normal"/>
    </style:style>
    <style:style style:name="ce19" style:family="table-cell" style:parent-style-name="Default" style:data-style-name="N11">
      <style:table-cell-properties fo:background-color="#66ffff" fo:border="0.06pt solid #000000"/>
      <style:text-properties style:font-name="Liberation Sans" style:font-name-asian="WenQuanYi Micro Hei" style:font-name-complex="Lohit Devanagari"/>
    </style:style>
    <style:style style:name="ce20" style:family="table-cell" style:parent-style-name="Default">
      <style:table-cell-properties fo:background-color="#00ffff" fo:border="0.06pt solid #000000"/>
      <style:text-properties style:font-name="Liberation Sans" style:font-name-asian="WenQuanYi Micro Hei" style:font-name-complex="Lohit Devanagari"/>
    </style:style>
    <style:style style:name="ce21" style:family="table-cell" style:parent-style-name="Default">
      <style:table-cell-properties fo:background-color="#cc99ff"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fo:background-color="#cc66ff" fo:border="0.06pt solid #000000"/>
    </style:style>
    <style:style style:name="ce23" style:family="table-cell" style:parent-style-name="Default">
      <style:table-cell-properties fo:background-color="#cc99ff" fo:border="0.06pt solid #000000"/>
    </style:style>
    <style:style style:name="ce24" style:family="table-cell" style:parent-style-name="Default">
      <style:table-cell-properties fo:background-color="#cc99ff" style:text-align-source="fix" style:repeat-content="false" fo:border="0.99pt ridge #000000" style:vertical-align="middle"/>
      <style:paragraph-properties fo:text-align="center"/>
      <style:text-properties fo:font-weight="normal" style:font-weight-asian="normal" style:font-weight-complex="normal"/>
    </style:style>
    <style:style style:name="ce25" style:family="table-cell" style:parent-style-name="Default" style:data-style-name="N11">
      <style:table-cell-properties fo:background-color="#cc66ff" fo:border="0.06pt solid #000000"/>
      <style:text-properties style:font-name="Liberation Sans" style:font-name-asian="WenQuanYi Micro Hei" style:font-name-complex="Lohit Devanagari"/>
    </style:style>
    <style:style style:name="ce26" style:family="table-cell" style:parent-style-name="Default">
      <style:table-cell-properties fo:background-color="#cc99ff" fo:border="0.06pt solid #000000"/>
      <style:text-properties style:font-name="Liberation Sans" style:font-name-asian="WenQuanYi Micro Hei" style:font-name-complex="Lohit Devanagari"/>
    </style:style>
    <style:style style:name="ce27" style:family="table-cell" style:parent-style-name="Default">
      <style:table-cell-properties fo:background-color="#eeeee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ne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ce9"/>
        <table:table-column table:style-name="co3" table:number-columns-repeated="2" table:default-cell-style-name="ce16"/>
        <table:table-column table:style-name="co3" table:number-columns-repeated="2" table:default-cell-style-name="ce22"/>
        <table:table-column table:style-name="co3" table:default-cell-style-name="Default"/>
        <table:table-row table:style-name="ro1" table:number-rows-repeated="2"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ce4" office:value-type="string" calcext:value-type="string">
            <text:p>Promień sąsiedztwa</text:p>
          </table:table-cell>
          <table:table-cell table:style-name="ce7" office:value-type="float" office:value="4.2" calcext:value-type="float">
            <text:p>4,2</text:p>
          </table:table-cell>
          <table:table-cell table:style-name="ce14" office:value-type="float" office:value="5" calcext:value-type="float">
            <text:p>5,0</text:p>
          </table:table-cell>
          <table:table-cell table:style-name="ce7" office:value-type="float" office:value="4.2" calcext:value-type="float">
            <text:p>4,2</text:p>
          </table:table-cell>
          <table:table-cell table:style-name="ce14" office:value-type="float" office:value="5" calcext:value-type="float">
            <text:p>5,0</text:p>
          </table:table-cell>
          <table:table-cell table:style-name="ce7" office:value-type="float" office:value="4.2" calcext:value-type="float">
            <text:p>4,2</text:p>
          </table:table-cell>
          <table:table-cell table:style-name="ce14" office:value-type="float" office:value="5" calcext:value-type="float">
            <text:p>5,0</text:p>
          </table:table-cell>
          <table:table-cell/>
        </table:table-row>
        <table:table-row table:style-name="ro1">
          <table:table-cell table:style-name="ce1" office:value-type="string" calcext:value-type="string">
            <text:p>LP</text:p>
          </table:table-cell>
          <table:table-cell table:style-name="ce4" office:value-type="string" calcext:value-type="string">
            <text:p>Współczynnik uczenia</text:p>
          </table:table-cell>
          <table:table-cell table:style-name="ce8" office:value-type="float" office:value="0.5" calcext:value-type="float" table:number-columns-spanned="2" table:number-rows-spanned="1">
            <text:p>0,5</text:p>
          </table:table-cell>
          <table:covered-table-cell table:style-name="Default"/>
          <table:table-cell table:style-name="ce15" office:value-type="float" office:value="0.1" calcext:value-type="float" table:number-columns-spanned="2" table:number-rows-spanned="1">
            <text:p>0,1</text:p>
          </table:table-cell>
          <table:covered-table-cell table:style-name="Default"/>
          <table:table-cell table:style-name="ce21" office:value-type="float" office:value="0.01" calcext:value-type="float" table:number-columns-spanned="2" table:number-rows-spanned="1">
            <text:p>0,01</text:p>
          </table:table-cell>
          <table:covered-table-cell table:style-name="Default"/>
          <table:table-cell/>
        </table:table-row>
        <table:table-row table:style-name="ro1">
          <table:table-cell table:style-name="ce2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% Poprawności testowania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85" calcext:value-type="percentage">
            <text:p>85,00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15" calcext:value-type="percentage">
            <text:p>15,00%</text:p>
          </table:table-cell>
          <table:table-cell/>
        </table:table-row>
        <table:table-row table:style-name="ro1">
          <table:covered-table-cell table:style-name="ce3"/>
          <table:table-cell office:value-type="string" calcext:value-type="string">
            <text:p>Liczba epok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166" calcext:value-type="float">
            <text:p>166</text:p>
          </table:table-cell>
          <table:table-cell/>
        </table:table-row>
        <table:table-row table:style-name="ro1">
          <table:table-cell table:style-name="ce2"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% Poprawności testowania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75" calcext:value-type="percentage">
            <text:p>75,00%</text:p>
          </table:table-cell>
          <table:table-cell table:number-columns-repeated="2" office:value-type="percentage" office:value="0.5" calcext:value-type="percentage">
            <text:p>50,00%</text:p>
          </table:table-cell>
          <table:table-cell office:value-type="percentage" office:value="0.4" calcext:value-type="percentage">
            <text:p>40,00%</text:p>
          </table:table-cell>
          <table:table-cell/>
        </table:table-row>
        <table:table-row table:style-name="ro1">
          <table:covered-table-cell table:style-name="ce3"/>
          <table:table-cell office:value-type="string" calcext:value-type="string">
            <text:p>Liczba epok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60" calcext:value-type="float">
            <text:p>160</text:p>
          </table:table-cell>
          <table:table-cell/>
        </table:table-row>
        <table:table-row table:style-name="ro1">
          <table:table-cell table:style-name="ce2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% Poprawności testowania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75" calcext:value-type="percentage">
            <text:p>75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45" calcext:value-type="percentage">
            <text:p>45,00%</text:p>
          </table:table-cell>
          <table:table-cell/>
        </table:table-row>
        <table:table-row table:style-name="ro1">
          <table:covered-table-cell table:style-name="ce3"/>
          <table:table-cell office:value-type="string" calcext:value-type="string">
            <text:p>Liczba epok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65" calcext:value-type="float">
            <text:p>165</text:p>
          </table:table-cell>
          <table:table-cell/>
        </table:table-row>
        <table:table-row table:style-name="ro1">
          <table:table-cell table:style-name="ce2"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% Poprawności testowania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" calcext:value-type="percentage">
            <text:p>40,00%</text:p>
          </table:table-cell>
          <table:table-cell/>
        </table:table-row>
        <table:table-row table:style-name="ro1">
          <table:covered-table-cell table:style-name="ce3"/>
          <table:table-cell office:value-type="string" calcext:value-type="string">
            <text:p>Liczba epok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62" calcext:value-type="float">
            <text:p>162</text:p>
          </table:table-cell>
          <table:table-cell/>
        </table:table-row>
        <table:table-row table:style-name="ro1">
          <table:table-cell table:style-name="ce2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% Poprawności testowania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" calcext:value-type="percentage">
            <text:p>30,00%</text:p>
          </table:table-cell>
          <table:table-cell/>
        </table:table-row>
        <table:table-row table:style-name="ro1">
          <table:covered-table-cell table:style-name="ce3"/>
          <table:table-cell office:value-type="string" calcext:value-type="string">
            <text:p>Liczba epok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% Poprawności testowania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45" calcext:value-type="percentage">
            <text:p>45,00%</text:p>
          </table:table-cell>
          <table:table-cell/>
        </table:table-row>
        <table:table-row table:style-name="ro1">
          <table:covered-table-cell table:style-name="ce3"/>
          <table:table-cell office:value-type="string" calcext:value-type="string">
            <text:p>Liczba epok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57" calcext:value-type="float">
            <text:p>157</text:p>
          </table:table-cell>
          <table:table-cell/>
        </table:table-row>
        <table:table-row table:style-name="ro1">
          <table:table-cell table:style-name="ce2" office:value-type="float" office:value="7" calcext:value-type="float" table:number-columns-spanned="1" table:number-rows-spanned="2">
            <text:p>7</text:p>
          </table:table-cell>
          <table:table-cell office:value-type="string" calcext:value-type="string">
            <text:p>% Poprawności testowania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" calcext:value-type="percentage">
            <text:p>30,00%</text:p>
          </table:table-cell>
          <table:table-cell/>
        </table:table-row>
        <table:table-row table:style-name="ro1">
          <table:covered-table-cell table:style-name="ce3"/>
          <table:table-cell office:value-type="string" calcext:value-type="string">
            <text:p>Liczba epok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68" calcext:value-type="float">
            <text:p>168</text:p>
          </table:table-cell>
          <table:table-cell/>
        </table:table-row>
        <table:table-row table:style-name="ro1">
          <table:table-cell table:style-name="ce2" office:value-type="float" office:value="8" calcext:value-type="float" table:number-columns-spanned="1" table:number-rows-spanned="2">
            <text:p>8</text:p>
          </table:table-cell>
          <table:table-cell office:value-type="string" calcext:value-type="string">
            <text:p>% Poprawności testowania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65" calcext:value-type="percentage">
            <text:p>65,00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35" calcext:value-type="percentage">
            <text:p>35,00%</text:p>
          </table:table-cell>
          <table:table-cell/>
        </table:table-row>
        <table:table-row table:style-name="ro1">
          <table:covered-table-cell table:style-name="ce3"/>
          <table:table-cell office:value-type="string" calcext:value-type="string">
            <text:p>Liczba epok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6" calcext:value-type="float">
            <text:p>16</text:p>
          </table:table-cell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% Poprawności testowania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65" calcext:value-type="percentage">
            <text:p>65,00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" calcext:value-type="percentage">
            <text:p>40,00%</text:p>
          </table:table-cell>
          <table:table-cell/>
        </table:table-row>
        <table:table-row table:style-name="ro1">
          <table:covered-table-cell table:style-name="ce3"/>
          <table:table-cell office:value-type="string" calcext:value-type="string">
            <text:p>Liczba epok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35" calcext:value-type="float">
            <text:p>35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% Poprawności testowania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" calcext:value-type="percentage">
            <text:p>30,00%</text:p>
          </table:table-cell>
          <table:table-cell/>
        </table:table-row>
        <table:table-row table:style-name="ro1">
          <table:covered-table-cell table:style-name="ce3"/>
          <table:table-cell office:value-type="string" calcext:value-type="string">
            <text:p>Liczba epok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58" calcext:value-type="float">
            <text:p>158</text:p>
          </table:table-cell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ce6" office:value-type="string" calcext:value-type="string">
            <text:p>Współczynnik uczenia</text:p>
          </table:table-cell>
          <table:table-cell table:style-name="ce11" office:value-type="float" office:value="0.5" calcext:value-type="float" table:number-columns-spanned="2" table:number-rows-spanned="1">
            <text:p>0,5</text:p>
          </table:table-cell>
          <table:covered-table-cell table:style-name="ce11"/>
          <table:table-cell table:style-name="ce18" office:value-type="float" office:value="0.1" calcext:value-type="float" table:number-columns-spanned="2" table:number-rows-spanned="1">
            <text:p>0,1</text:p>
          </table:table-cell>
          <table:covered-table-cell table:style-name="ce18"/>
          <table:table-cell table:style-name="ce24" office:value-type="float" office:value="0.01" calcext:value-type="float" table:number-columns-spanned="2" table:number-rows-spanned="1">
            <text:p>0,01</text:p>
          </table:table-cell>
          <table:covered-table-cell table:style-name="ce24"/>
          <table:table-cell/>
        </table:table-row>
        <table:table-row table:style-name="ro1">
          <table:table-cell/>
          <table:table-cell table:style-name="ce3" office:value-type="string" calcext:value-type="string">
            <text:p>Min % poprawności</text:p>
          </table:table-cell>
          <table:table-cell table:formula="of:=MIN([.C5];[.C7];[.C9];[.C11];[.C13];[.C15];[.C17];[.C19];[.C21];[.C23])" office:value-type="percentage" office:value="0.15" calcext:value-type="percentage">
            <text:p>15,00%</text:p>
          </table:table-cell>
          <table:table-cell table:formula="of:=MIN([.D5];[.D7];[.D9];[.D11];[.D13];[.D15];[.D17];[.D19];[.D21];[.D23])" office:value-type="percentage" office:value="0.15" calcext:value-type="percentage">
            <text:p>15,00%</text:p>
          </table:table-cell>
          <table:table-cell table:formula="of:=MIN([.E5];[.E7];[.E9];[.E11];[.E13];[.E15];[.E17];[.E19];[.E21];[.E23])" office:value-type="percentage" office:value="0.6" calcext:value-type="percentage">
            <text:p>60,00%</text:p>
          </table:table-cell>
          <table:table-cell table:formula="of:=MIN([.F5];[.F7];[.F9];[.F11];[.F13];[.F15];[.F17];[.F19];[.F21];[.F23])" office:value-type="percentage" office:value="0.25" calcext:value-type="percentage">
            <text:p>25,00%</text:p>
          </table:table-cell>
          <table:table-cell table:formula="of:=MIN([.G5];[.G7];[.G9];[.G11];[.G13];[.G15];[.G17];[.G19];[.G21];[.G23])" office:value-type="percentage" office:value="0.4" calcext:value-type="percentage">
            <text:p>40,00%</text:p>
          </table:table-cell>
          <table:table-cell table:formula="of:=MIN([.H5];[.H7];[.H9];[.H11];[.H13];[.H15];[.H17];[.H19];[.H21];[.H23])" office:value-type="percentage" office:value="0.15" calcext:value-type="percentage">
            <text:p>15,00%</text:p>
          </table:table-cell>
          <table:table-cell office:value-type="string" calcext:value-type="string">
            <text:p>`</text:p>
          </table:table-cell>
        </table:table-row>
        <table:table-row table:style-name="ro1">
          <table:table-cell/>
          <table:table-cell table:style-name="ce3" office:value-type="string" calcext:value-type="string">
            <text:p>Max % poprawności</text:p>
          </table:table-cell>
          <table:table-cell table:formula="of:=MAX([.C5];[.C7];[.C9];[.C11];[.C13];[.C15];[.C17];[.C19];[.C21];[.C23])" office:value-type="percentage" office:value="0.4" calcext:value-type="percentage">
            <text:p>40,00%</text:p>
          </table:table-cell>
          <table:table-cell table:formula="of:=MAX([.D5];[.D7];[.D9];[.D11];[.D13];[.D15];[.D17];[.D19];[.D21];[.D23])" office:value-type="percentage" office:value="0.45" calcext:value-type="percentage">
            <text:p>45,00%</text:p>
          </table:table-cell>
          <table:table-cell table:formula="of:=MAX([.E5];[.E7];[.E9];[.E11];[.E13];[.E15];[.E17];[.E19];[.E21];[.E23])" office:value-type="percentage" office:value="0.85" calcext:value-type="percentage">
            <text:p>85,00%</text:p>
          </table:table-cell>
          <table:table-cell table:formula="of:=MAX([.F5];[.F7];[.F9];[.F11];[.F13];[.F15];[.F17];[.F19];[.F21];[.F23])" office:value-type="percentage" office:value="0.5" calcext:value-type="percentage">
            <text:p>50,00%</text:p>
          </table:table-cell>
          <table:table-cell table:formula="of:=MAX([.G5];[.G7];[.G9];[.G11];[.G13];[.G15];[.G17];[.G19];[.G21];[.G23])" office:value-type="percentage" office:value="0.8" calcext:value-type="percentage">
            <text:p>80,00%</text:p>
          </table:table-cell>
          <table:table-cell table:formula="of:=MAX([.H5];[.H7];[.H9];[.H11];[.H13];[.H15];[.H17];[.H19];[.H21];[.H23])" office:value-type="percentage" office:value="0.45" calcext:value-type="percentage">
            <text:p>45,00%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Średni % poprawności</text:p>
          </table:table-cell>
          <table:table-cell table:style-name="ce12" table:formula="of:=AVERAGE([.C5];[.C7];[.C9];[.C11];[.C13];[.C15];[.C17];[.C19];[.C21];[.C23])" office:value-type="percentage" office:value="0.29" calcext:value-type="percentage">
            <text:p>29,00%</text:p>
          </table:table-cell>
          <table:table-cell table:style-name="ce12" table:formula="of:=AVERAGE([.D5];[.D7];[.D9];[.D11];[.D13];[.D15];[.D17];[.D19];[.D21];[.D23])" office:value-type="percentage" office:value="0.285" calcext:value-type="percentage">
            <text:p>28,50%</text:p>
          </table:table-cell>
          <table:table-cell table:style-name="ce19" table:formula="of:=AVERAGE([.E5];[.E7];[.E9];[.E11];[.E13];[.E15];[.E17];[.E19];[.E21];[.E23])" office:value-type="percentage" office:value="0.735" calcext:value-type="percentage">
            <text:p>73,50%</text:p>
          </table:table-cell>
          <table:table-cell table:style-name="ce19" table:formula="of:=AVERAGE([.F5];[.F7];[.F9];[.F11];[.F13];[.F15];[.F17];[.F19];[.F21];[.F23])" office:value-type="percentage" office:value="0.395" calcext:value-type="percentage">
            <text:p>39,50%</text:p>
          </table:table-cell>
          <table:table-cell table:style-name="ce25" table:formula="of:=AVERAGE([.G5];[.G7];[.G9];[.G11];[.G13];[.G15];[.G17];[.G19];[.G21];[.G23])" office:value-type="percentage" office:value="0.53" calcext:value-type="percentage">
            <text:p>53,00%</text:p>
          </table:table-cell>
          <table:table-cell table:style-name="ce25" table:formula="of:=AVERAGE([.H5];[.H7];[.H9];[.H11];[.H13];[.H15];[.H17];[.H19];[.H21];[.H23])" office:value-type="percentage" office:value="0.35" calcext:value-type="percentage">
            <text:p>35,00%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Min liczba epok</text:p>
          </table:table-cell>
          <table:table-cell table:style-name="ce10" table:formula="of:=MIN([.C6];[.C8];[.C10];[.C12];[.C14];[.C16];[.C18];[.C20];[.C22];[.C24])" office:value-type="float" office:value="1" calcext:value-type="float">
            <text:p>1</text:p>
          </table:table-cell>
          <table:table-cell table:style-name="ce10" table:formula="of:=MIN([.D6];[.D8];[.D10];[.D12];[.D14];[.D16];[.D18];[.D20];[.D22];[.D24])" office:value-type="float" office:value="1" calcext:value-type="float">
            <text:p>1</text:p>
          </table:table-cell>
          <table:table-cell table:style-name="ce17" table:formula="of:=MIN([.E6];[.E8];[.E10];[.E12];[.E14];[.E16];[.E18];[.E20];[.E22];[.E24])" office:value-type="float" office:value="2" calcext:value-type="float">
            <text:p>2</text:p>
          </table:table-cell>
          <table:table-cell table:style-name="ce17" table:formula="of:=MIN([.F6];[.F8];[.F10];[.F12];[.F14];[.F16];[.F18];[.F20];[.F22];[.F24])" office:value-type="float" office:value="1" calcext:value-type="float">
            <text:p>1</text:p>
          </table:table-cell>
          <table:table-cell table:style-name="ce23" table:formula="of:=MIN([.G6];[.G8];[.G10];[.G12];[.G14];[.G16];[.G18];[.G20];[.G22];[.G24])" office:value-type="float" office:value="1" calcext:value-type="float">
            <text:p>1</text:p>
          </table:table-cell>
          <table:table-cell table:style-name="ce23" table:formula="of:=MIN([.H6];[.H8];[.H10];[.H12];[.H14];[.H16];[.H18];[.H20];[.H22];[.H24]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Max liczba epok</text:p>
          </table:table-cell>
          <table:table-cell table:style-name="ce10" table:formula="of:=MAX([.C6];[.C8];[.C10];[.C12];[.C14];[.C16];[.C18];[.C20];[.C22];[.C24])" office:value-type="float" office:value="10" calcext:value-type="float">
            <text:p>10</text:p>
          </table:table-cell>
          <table:table-cell table:style-name="ce10" table:formula="of:=MAX([.D6];[.D8];[.D10];[.D12];[.D14];[.D16];[.D18];[.D20];[.D22];[.D24])" office:value-type="float" office:value="2" calcext:value-type="float">
            <text:p>2</text:p>
          </table:table-cell>
          <table:table-cell table:style-name="ce17" table:formula="of:=MAX([.E6];[.E8];[.E10];[.E12];[.E14];[.E16];[.E18];[.E20];[.E22];[.E24])" office:value-type="float" office:value="12" calcext:value-type="float">
            <text:p>12</text:p>
          </table:table-cell>
          <table:table-cell table:style-name="ce17" table:formula="of:=MAX([.F6];[.F8];[.F10];[.F12];[.F14];[.F16];[.F18];[.F20];[.F22];[.F24])" office:value-type="float" office:value="35" calcext:value-type="float">
            <text:p>35</text:p>
          </table:table-cell>
          <table:table-cell table:style-name="ce23" table:formula="of:=MAX([.G6];[.G8];[.G10];[.G12];[.G14];[.G16];[.G18];[.G20];[.G22];[.G24])" office:value-type="float" office:value="42" calcext:value-type="float">
            <text:p>42</text:p>
          </table:table-cell>
          <table:table-cell table:style-name="ce23" table:formula="of:=MAX([.H6];[.H8];[.H10];[.H12];[.H14];[.H16];[.H18];[.H20];[.H22];[.H24])" office:value-type="float" office:value="168" calcext:value-type="float">
            <text:p>168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Średnia liczba epok</text:p>
          </table:table-cell>
          <table:table-cell table:style-name="ce13" table:formula="of:=AVERAGE([.C6];[.C8];[.C10];[.C12];[.C14];[.C16];[.C18];[.C20];[.C22];[.C24])" office:value-type="float" office:value="5.5" calcext:value-type="float">
            <text:p>5,5</text:p>
          </table:table-cell>
          <table:table-cell table:style-name="ce13" table:formula="of:=AVERAGE([.D6];[.D8];[.D10];[.D12];[.D14];[.D16];[.D18];[.D20];[.D22];[.D24])" office:value-type="float" office:value="1.9" calcext:value-type="float">
            <text:p>1,9</text:p>
          </table:table-cell>
          <table:table-cell table:style-name="ce20" table:formula="of:=AVERAGE([.E6];[.E8];[.E10];[.E12];[.E14];[.E16];[.E18];[.E20];[.E22];[.E24])" office:value-type="float" office:value="6.1" calcext:value-type="float">
            <text:p>6,1</text:p>
          </table:table-cell>
          <table:table-cell table:style-name="ce20" table:formula="of:=AVERAGE([.F6];[.F8];[.F10];[.F12];[.F14];[.F16];[.F18];[.F20];[.F22];[.F24])" office:value-type="float" office:value="8.8" calcext:value-type="float">
            <text:p>8,8</text:p>
          </table:table-cell>
          <table:table-cell table:style-name="ce26" table:formula="of:=AVERAGE([.G6];[.G8];[.G10];[.G12];[.G14];[.G16];[.G18];[.G20];[.G22];[.G24])" office:value-type="float" office:value="8.8" calcext:value-type="float">
            <text:p>8,8</text:p>
          </table:table-cell>
          <table:table-cell table:style-name="ce26" table:formula="of:=AVERAGE([.H6];[.H8];[.H10];[.H12];[.H14];[.H16];[.H18];[.H20];[.H22];[.H24])" office:value-type="float" office:value="113.9" calcext:value-type="float">
            <text:p>113,9</text:p>
          </table:table-cell>
          <table:table-cell/>
        </table:table-row>
      </table:table>
      <table:table table:name="Wykresy poprawność" table:style-name="ta1">
        <table:shapes>
          <draw:frame draw:z-index="0" draw:style-name="gr1" draw:text-style-name="P1" svg:width="159.99mm" svg:height="89.99mm" svg:x="21.62mm" svg:y="4.21mm">
            <loext:p draw:notify-on-update-of-ranges="Dane.C26:Dane.C26 Dane.E26:Dane.E26 Dane.G26:Dane.G26 Dane.C27:Dane.C27 Dane.E27:Dane.E27 Dane.G27:Dane.G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1.62mm" svg:y="98.71mm">
            <loext:p draw:notify-on-update-of-ranges="Dane.C26:Dane.C26 Dane.E26:Dane.E26 Dane.G26:Dane.G26 Dane.C28:Dane.C28 Dane.E28:Dane.E28 Dane.G28:Dane.G2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1.31mm" svg:y="192.53mm">
            <loext:p draw:notify-on-update-of-ranges="Dane.C26:Dane.C26 Dane.E26:Dane.E26 Dane.G26:Dane.G26 Dane.C29:Dane.C29 Dane.E29:Dane.E29 Dane.G29:Dane.G2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92.14mm" svg:y="3.72mm">
            <loext:p draw:notify-on-update-of-ranges="Dane.D26:Dane.D26 Dane.F26:Dane.F26 Dane.H26:Dane.H26 Dane.D27:Dane.D27 Dane.F27:Dane.F27 Dane.H27:Dane.H2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92.57mm" svg:y="98.12mm">
            <loext:p draw:notify-on-update-of-ranges="Dane.D26:Dane.D26 Dane.F26:Dane.F26 Dane.H26:Dane.H26 Dane.D28:Dane.D28 Dane.F28:Dane.F28 Dane.H28:Dane.H2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192.58mm" svg:y="192.95mm">
            <loext:p draw:notify-on-update-of-ranges="Dane.D26:Dane.D26 Dane.F26:Dane.F26 Dane.H26:Dane.H26 Dane.D29:Dane.D29 Dane.F29:Dane.F29 Dane.H29:Dane.H2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" table:number-columns-repeated="55" table:default-cell-style-name="ce27"/>
        <table:table-row table:style-name="ro1" table:number-rows-repeated="133">
          <table:table-cell table:number-columns-repeated="55"/>
        </table:table-row>
        <table:table-row table:style-name="ro1">
          <table:table-cell table:number-columns-repeated="55"/>
        </table:table-row>
      </table:table>
      <table:table table:name="Wykresy epoki" table:style-name="ta1">
        <table:shapes>
          <draw:frame draw:z-index="0" draw:style-name="gr1" draw:text-style-name="P1" svg:width="159.99mm" svg:height="89.99mm" svg:x="21.54mm" svg:y="4.95mm">
            <loext:p draw:notify-on-update-of-ranges="Dane.C26:Dane.C26 Dane.E26:Dane.E26 Dane.G26:Dane.G26 Dane.C30:Dane.C30 Dane.E30:Dane.E30 Dane.G30:Dane.G3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9.99mm" svg:height="89.99mm" svg:x="21.86mm" svg:y="98.97mm">
            <loext:p draw:notify-on-update-of-ranges="Dane.C26:Dane.C26 Dane.E26:Dane.E26 Dane.G26:Dane.G26 Dane.C31:Dane.C31 Dane.E31:Dane.E31 Dane.G31:Dane.G3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59.99mm" svg:height="89.99mm" svg:x="21.5mm" svg:y="193.8mm">
            <loext:p draw:notify-on-update-of-ranges="Dane.C26:Dane.C26 Dane.E26:Dane.E26 Dane.G26:Dane.G26 Dane.C32:Dane.C32 Dane.E32:Dane.E32 Dane.G32:Dane.G3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159.99mm" svg:height="89.99mm" svg:x="187.88mm" svg:y="4.11mm">
            <loext:p draw:notify-on-update-of-ranges="Dane.D26:Dane.D26 Dane.F26:Dane.F26 Dane.H26:Dane.H26 Dane.D30:Dane.D30 Dane.F30:Dane.F30 Dane.H30:Dane.H30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4" draw:style-name="gr1" draw:text-style-name="P1" svg:width="159.99mm" svg:height="89.99mm" svg:x="187.88mm" svg:y="99.35mm">
            <loext:p draw:notify-on-update-of-ranges="Dane.D26:Dane.D26 Dane.F26:Dane.F26 Dane.H26:Dane.H26 Dane.D31:Dane.D31 Dane.F31:Dane.F31 Dane.H31:Dane.H3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5" draw:style-name="gr1" draw:text-style-name="P1" svg:width="159.99mm" svg:height="89.99mm" svg:x="187.87mm" svg:y="194.6mm">
            <loext:p draw:notify-on-update-of-ranges="Dane.D26:Dane.D26 Dane.F26:Dane.F26 Dane.H26:Dane.H26 Dane.D32:Dane.D32 Dane.F32:Dane.F32 Dane.H32:Dane.H3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3" table:number-columns-repeated="41" table:default-cell-style-name="ce27"/>
        <table:table-row table:style-name="ro1" table:number-rows-repeated="92">
          <table:table-cell table:number-columns-repeated="41"/>
        </table:table-row>
        <table:table-row table:style-name="ro1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0.00.0000</text:date>, <text:time style:data-style-name="N2" text:time-value="23:25:42.598914631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7:41:57.556332149</meta:creation-date>
    <dc:date>2018-01-01T23:27:11.179080837</dc:date>
    <meta:editing-duration>PT2H31M26S</meta:editing-duration>
    <meta:editing-cycles>37</meta:editing-cycles>
    <meta:generator>LibreOffice/5.1.6.2$Linux_X86_64 LibreOffice_project/10m0$Build-2</meta:generator>
    <meta:document-statistic meta:table-count="3" meta:cell-count="209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567cm" svg:y="0.315cm" chart:style-name="ch2">
          <text:p>Wykres zależności min % poprawności testowania w zależności
 od współczynnika uczenia przy promieniu sąsiedztwa = 4,2</text:p>
        </chart:title>
        <chart:plot-area chart:style-name="ch3" table:cell-range-address="Dane.C26:Dane.C27 Dane.E26:Dane.E27 Dane.G26:Dane.G27" chart:data-source-has-labels="row" svg:x="1.331cm" svg:y="1.778cm" svg:width="14.349cm" svg:height="6.061cm">
          <chartooo:coordinate-region svg:x="2.746cm" svg:y="1.978cm" svg:width="12.602cm" svg:height="5.214cm"/>
          <chart:axis chart:dimension="x" chart:name="primary-x" chart:style-name="ch4" chartooo:axis-type="auto">
            <chartooo:date-scale/>
            <chart:title svg:x="6.847cm" svg:y="8.019cm" chart:style-name="ch5">
              <text:p>Współczynnik uczenia</text:p>
            </chart:title>
            <chart:categories table:cell-range-address="Dane.C26:Dane.C26 Dane.E26:Dane.E26 Dane.G26:Dane.G26"/>
          </chart:axis>
          <chart:axis chart:dimension="y" chart:name="primary-y" chart:style-name="ch6">
            <chart:title svg:x="0.451cm" svg:y="7.101cm" chart:style-name="ch7">
              <text:p>Min % poprawności testowania</text:p>
            </chart:title>
            <chart:grid chart:style-name="ch8" chart:class="major"/>
          </chart:axis>
          <chart:series chart:style-name="ch9" chart:values-cell-range-address="Dane.C27:Dane.C27 Dane.E27:Dane.E27 Dane.G27:Dane.G27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.5">
                <text:p>0.5</text:p>
                <draw:g>
                  <svg:desc>Dane.C26:Dane.C26 Dane.E26:Dane.E26 Dane.G26:Dane.G26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01">
                <text:p>0.01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15">
                <text:p>0.15</text:p>
                <draw:g>
                  <svg:desc>Dane.C27:Dane.C27 Dane.E27:Dane.E27 Dane.G27:Dane.G27</svg:desc>
                </draw:g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043cm" svg:y="0.315cm" chart:style-name="ch2">
          <text:p>Wykres min liczby epok w zależności 
od współczynnika uczenia przy promieniu sąsiedztwa = 5,0</text:p>
        </chart:title>
        <chart:plot-area chart:style-name="ch3" table:cell-range-address="Dane.D26:Dane.D26 Dane.F26:Dane.F26 Dane.H26:Dane.H26 Dane.D30:Dane.D30 Dane.F30:Dane.F30 Dane.H30:Dane.H30" chart:data-source-has-labels="row" svg:x="1.331cm" svg:y="1.778cm" svg:width="14.349cm" svg:height="6.061cm">
          <chartooo:coordinate-region svg:x="2.058cm" svg:y="1.978cm" svg:width="13.622cm" svg:height="5.662cm"/>
          <chart:axis chart:dimension="x" chart:name="primary-x" chart:style-name="ch4" chartooo:axis-type="auto">
            <chartooo:date-scale/>
            <chart:title svg:x="6.847cm" svg:y="8.019cm" chart:style-name="ch5">
              <text:p>Współczynnik uczenia</text:p>
            </chart:title>
            <chart:categories table:cell-range-address="Dane.D26:Dane.D26 Dane.F26:Dane.F26 Dane.H26:Dane.H26"/>
          </chart:axis>
          <chart:axis chart:dimension="y" chart:name="primary-y" chart:style-name="ch4">
            <chart:title svg:x="0.451cm" svg:y="5.738cm" chart:style-name="ch6">
              <text:p>Liczba epok</text:p>
            </chart:title>
            <chart:grid chart:style-name="ch7" chart:class="major"/>
          </chart:axis>
          <chart:series chart:style-name="ch8" chart:values-cell-range-address="Dane.D30:Dane.D30 Dane.F30:Dane.F30 Dane.H30:Dane.H30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ne.D26:Dane.D26 Dane.F26:Dane.F26 Dane.H26:Dane.H26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Dane.D30:Dane.D30 Dane.F30:Dane.F30 Dane.H30:Dane.H3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043cm" svg:y="0.315cm" chart:style-name="ch2">
          <text:p>Wykres max liczby epok w zależności 
od współczynnika uczenia przy promieniu sąsiedztwa = 5,0</text:p>
        </chart:title>
        <chart:plot-area chart:style-name="ch3" table:cell-range-address="Dane.D26:Dane.D26 Dane.F26:Dane.F26 Dane.H26:Dane.H26 Dane.D31:Dane.D31 Dane.F31:Dane.F31 Dane.H31:Dane.H31" chart:data-source-has-labels="row" svg:x="1.331cm" svg:y="1.778cm" svg:width="14.349cm" svg:height="6.061cm">
          <chartooo:coordinate-region svg:x="2.138cm" svg:y="1.978cm" svg:width="13.542cm" svg:height="5.662cm"/>
          <chart:axis chart:dimension="x" chart:name="primary-x" chart:style-name="ch4" chartooo:axis-type="auto">
            <chartooo:date-scale/>
            <chart:title svg:x="6.847cm" svg:y="8.019cm" chart:style-name="ch5">
              <text:p>Współczynnik uczenia</text:p>
            </chart:title>
            <chart:categories table:cell-range-address="Dane.D26:Dane.D26 Dane.F26:Dane.F26 Dane.H26:Dane.H26"/>
          </chart:axis>
          <chart:axis chart:dimension="y" chart:name="primary-y" chart:style-name="ch4">
            <chart:title svg:x="0.451cm" svg:y="5.738cm" chart:style-name="ch6">
              <text:p>Liczba epok</text:p>
            </chart:title>
            <chart:grid chart:style-name="ch7" chart:class="major"/>
          </chart:axis>
          <chart:series chart:style-name="ch8" chart:values-cell-range-address="Dane.D31:Dane.D31 Dane.F31:Dane.F31 Dane.H31:Dane.H3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ne.D26:Dane.D26 Dane.F26:Dane.F26 Dane.H26:Dane.H26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Dane.D31:Dane.D31 Dane.F31:Dane.F31 Dane.H31:Dane.H31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168">
                <text:p>16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043cm" svg:y="0.315cm" chart:style-name="ch2">
          <text:p>Wykres średni liczby epok w zależności 
od współczynnika uczenia przy promieniu sąsiedztwa = 5,0</text:p>
        </chart:title>
        <chart:plot-area chart:style-name="ch3" table:cell-range-address="Dane.D26:Dane.D26 Dane.F26:Dane.F26 Dane.H26:Dane.H26 Dane.D32:Dane.D32 Dane.F32:Dane.F32 Dane.H32:Dane.H32" chart:data-source-has-labels="row" svg:x="1.331cm" svg:y="1.778cm" svg:width="14.349cm" svg:height="6.061cm">
          <chartooo:coordinate-region svg:x="2.138cm" svg:y="1.977cm" svg:width="13.542cm" svg:height="5.663cm"/>
          <chart:axis chart:dimension="x" chart:name="primary-x" chart:style-name="ch4" chartooo:axis-type="auto">
            <chartooo:date-scale/>
            <chart:title svg:x="6.847cm" svg:y="8.019cm" chart:style-name="ch5">
              <text:p>Współczynnik uczenia</text:p>
            </chart:title>
            <chart:categories table:cell-range-address="Dane.D26:Dane.D26 Dane.F26:Dane.F26 Dane.H26:Dane.H26"/>
          </chart:axis>
          <chart:axis chart:dimension="y" chart:name="primary-y" chart:style-name="ch4">
            <chart:title svg:x="0.451cm" svg:y="5.738cm" chart:style-name="ch6">
              <text:p>Liczba epok</text:p>
            </chart:title>
            <chart:grid chart:style-name="ch7" chart:class="major"/>
          </chart:axis>
          <chart:series chart:style-name="ch8" chart:values-cell-range-address="Dane.D32:Dane.D32 Dane.F32:Dane.F32 Dane.H32:Dane.H32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ne.D26:Dane.D26 Dane.F26:Dane.F26 Dane.H26:Dane.H26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9">
                <text:p>1.9</text:p>
                <draw:g>
                  <svg:desc>Dane.D32:Dane.D32 Dane.F32:Dane.F32 Dane.H32:Dane.H32</svg:desc>
                </draw:g>
              </table:table-cell>
              <table:table-cell office:value-type="float" office:value="8.8">
                <text:p>8.8</text:p>
              </table:table-cell>
              <table:table-cell office:value-type="float" office:value="113.9">
                <text:p>113.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434cm" svg:y="0.315cm" chart:style-name="ch2">
          <text:p>Wykres zależności max % poprawności testowania w zależności 
od współczynnika uczenia przy promieniu sąsiedztwa = 4,2</text:p>
        </chart:title>
        <chart:plot-area chart:style-name="ch3" table:cell-range-address="Dane.C26:Dane.C26 Dane.E26:Dane.E26 Dane.G26:Dane.G26 Dane.C28:Dane.C28 Dane.E28:Dane.E28 Dane.G28:Dane.G28" chart:data-source-has-labels="row" svg:x="1.331cm" svg:y="1.778cm" svg:width="14.349cm" svg:height="6.061cm">
          <chartooo:coordinate-region svg:x="2.746cm" svg:y="1.978cm" svg:width="12.602cm" svg:height="5.214cm"/>
          <chart:axis chart:dimension="x" chart:name="primary-x" chart:style-name="ch4" chartooo:axis-type="auto">
            <chartooo:date-scale/>
            <chart:title svg:x="6.847cm" svg:y="8.019cm" chart:style-name="ch5">
              <text:p>Współczynnik uczenia</text:p>
            </chart:title>
            <chart:categories table:cell-range-address="Dane.C26:Dane.C26 Dane.E26:Dane.E26 Dane.G26:Dane.G26"/>
          </chart:axis>
          <chart:axis chart:dimension="y" chart:name="primary-y" chart:style-name="ch6">
            <chart:title svg:x="0.451cm" svg:y="7.141cm" chart:style-name="ch7">
              <text:p>Max % poprawności testowania</text:p>
            </chart:title>
            <chart:grid chart:style-name="ch8" chart:class="major"/>
          </chart:axis>
          <chart:series chart:style-name="ch9" chart:values-cell-range-address="Dane.C28:Dane.C28 Dane.E28:Dane.E28 Dane.G28:Dane.G28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.5">
                <text:p>0.5</text:p>
                <draw:g>
                  <svg:desc>Dane.C26:Dane.C26 Dane.E26:Dane.E26 Dane.G26:Dane.G26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01">
                <text:p>0.01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4">
                <text:p>0.4</text:p>
                <draw:g>
                  <svg:desc>Dane.C28:Dane.C28 Dane.E28:Dane.E28 Dane.G28:Dane.G28</svg:desc>
                </draw:g>
              </table:table-cell>
              <table:table-cell office:value-type="float" office:value="0.85">
                <text:p>0.85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077cm" svg:y="0.315cm" chart:style-name="ch2">
          <text:p>Wykres zależności średniej % poprawności testowania w zależności 
od współczynnika uczenia przy promieniu sąsiedztwa = 4,2</text:p>
        </chart:title>
        <chart:plot-area chart:style-name="ch3" table:cell-range-address="Dane.C26:Dane.C26 Dane.E26:Dane.E26 Dane.G26:Dane.G26 Dane.C29:Dane.C29 Dane.E29:Dane.E29 Dane.G29:Dane.G29" chart:data-source-has-labels="row" svg:x="1.331cm" svg:y="1.778cm" svg:width="14.349cm" svg:height="6.061cm">
          <chartooo:coordinate-region svg:x="2.746cm" svg:y="1.978cm" svg:width="12.602cm" svg:height="5.214cm"/>
          <chart:axis chart:dimension="x" chart:name="primary-x" chart:style-name="ch4" chartooo:axis-type="auto">
            <chartooo:date-scale/>
            <chart:title svg:x="6.847cm" svg:y="8.019cm" chart:style-name="ch5">
              <text:p>Współczynnik uczenia</text:p>
            </chart:title>
            <chart:categories table:cell-range-address="Dane.C26:Dane.C26 Dane.E26:Dane.E26 Dane.G26:Dane.G26"/>
          </chart:axis>
          <chart:axis chart:dimension="y" chart:name="primary-y" chart:style-name="ch6">
            <chart:title svg:x="0.451cm" svg:y="7.313cm" chart:style-name="ch7">
              <text:p>Średni % poprawności testowania</text:p>
            </chart:title>
            <chart:grid chart:style-name="ch8" chart:class="major"/>
          </chart:axis>
          <chart:series chart:style-name="ch9" chart:values-cell-range-address="Dane.C29:Dane.C29 Dane.E29:Dane.E29 Dane.G29:Dane.G29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.5">
                <text:p>0.5</text:p>
                <draw:g>
                  <svg:desc>Dane.C26:Dane.C26 Dane.E26:Dane.E26 Dane.G26:Dane.G26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01">
                <text:p>0.01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29">
                <text:p>0.29</text:p>
                <draw:g>
                  <svg:desc>Dane.C29:Dane.C29 Dane.E29:Dane.E29 Dane.G29:Dane.G29</svg:desc>
                </draw:g>
              </table:table-cell>
              <table:table-cell office:value-type="float" office:value="0.735">
                <text:p>0.735</text:p>
              </table:table-cell>
              <table:table-cell office:value-type="float" office:value="0.53">
                <text:p>0.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501cm" svg:y="0.315cm" chart:style-name="ch2">
          <text:p>Wykres zależności min % poprawności testowania w zależności 
od współczynnika uczenia przy promieniu sąsiedztwa = 5,0</text:p>
        </chart:title>
        <chart:plot-area chart:style-name="ch3" table:cell-range-address="Dane.D26:Dane.D27 Dane.F26:Dane.F27 Dane.H26:Dane.H27" chart:data-source-has-labels="row" svg:x="1.331cm" svg:y="1.778cm" svg:width="14.349cm" svg:height="6.061cm">
          <chartooo:coordinate-region svg:x="2.746cm" svg:y="1.978cm" svg:width="12.602cm" svg:height="5.214cm"/>
          <chart:axis chart:dimension="x" chart:name="primary-x" chart:style-name="ch4" chartooo:axis-type="auto">
            <chartooo:date-scale/>
            <chart:title svg:x="6.847cm" svg:y="8.019cm" chart:style-name="ch5">
              <text:p>Współczynnik uczenia</text:p>
            </chart:title>
            <chart:categories table:cell-range-address="Dane.D26:Dane.D26 Dane.F26:Dane.F26 Dane.H26:Dane.H26"/>
          </chart:axis>
          <chart:axis chart:dimension="y" chart:name="primary-y" chart:style-name="ch6">
            <chart:title svg:x="0.451cm" svg:y="7.101cm" chart:style-name="ch7">
              <text:p>Min % poprawności testowania</text:p>
            </chart:title>
            <chart:grid chart:style-name="ch8" chart:class="major"/>
          </chart:axis>
          <chart:series chart:style-name="ch9" chart:values-cell-range-address="Dane.D27:Dane.D27 Dane.F27:Dane.F27 Dane.H27:Dane.H27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.5">
                <text:p>0.5</text:p>
                <draw:g>
                  <svg:desc>Dane.D26:Dane.D26 Dane.F26:Dane.F26 Dane.H26:Dane.H26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01">
                <text:p>0.01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15">
                <text:p>0.15</text:p>
                <draw:g>
                  <svg:desc>Dane.D27:Dane.D27 Dane.F27:Dane.F27 Dane.H27:Dane.H27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434cm" svg:y="0.315cm" chart:style-name="ch2">
          <text:p>Wykres zależności max % poprawności testowania w zależności 
od współczynnika uczenia przy promieniu sąsiedztwa = 5,0</text:p>
        </chart:title>
        <chart:plot-area chart:style-name="ch3" table:cell-range-address="Dane.D26:Dane.D26 Dane.F26:Dane.F26 Dane.H26:Dane.H26 Dane.D28:Dane.D28 Dane.F28:Dane.F28 Dane.H28:Dane.H28" chart:data-source-has-labels="row" svg:x="1.331cm" svg:y="1.778cm" svg:width="14.349cm" svg:height="6.061cm">
          <chartooo:coordinate-region svg:x="2.746cm" svg:y="1.977cm" svg:width="12.602cm" svg:height="5.215cm"/>
          <chart:axis chart:dimension="x" chart:name="primary-x" chart:style-name="ch4" chartooo:axis-type="auto">
            <chartooo:date-scale/>
            <chart:title svg:x="6.847cm" svg:y="8.019cm" chart:style-name="ch5">
              <text:p>Współczynnik uczenia</text:p>
            </chart:title>
            <chart:categories table:cell-range-address="Dane.D26:Dane.D26 Dane.F26:Dane.F26 Dane.H26:Dane.H26"/>
          </chart:axis>
          <chart:axis chart:dimension="y" chart:name="primary-y" chart:style-name="ch6">
            <chart:title svg:x="0.451cm" svg:y="7.141cm" chart:style-name="ch7">
              <text:p>Max % poprawności testowania</text:p>
            </chart:title>
            <chart:grid chart:style-name="ch8" chart:class="major"/>
          </chart:axis>
          <chart:series chart:style-name="ch9" chart:values-cell-range-address="Dane.D28:Dane.D28 Dane.F28:Dane.F28 Dane.H28:Dane.H28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.5">
                <text:p>0.5</text:p>
                <draw:g>
                  <svg:desc>Dane.D26:Dane.D26 Dane.F26:Dane.F26 Dane.H26:Dane.H26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01">
                <text:p>0.01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45">
                <text:p>0.45</text:p>
                <draw:g>
                  <svg:desc>Dane.D28:Dane.D28 Dane.F28:Dane.F28 Dane.H28:Dane.H28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45">
                <text:p>0.4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077cm" svg:y="0.315cm" chart:style-name="ch2">
          <text:p>Wykres zależności średniej % poprawności testowania w zależności 
od współczynnika uczenia przy promieniu sąsiedztwa = 5,0</text:p>
        </chart:title>
        <chart:plot-area chart:style-name="ch3" table:cell-range-address="Dane.D26:Dane.D26 Dane.F26:Dane.F26 Dane.H26:Dane.H26 Dane.D29:Dane.D29 Dane.F29:Dane.F29 Dane.H29:Dane.H29" chart:data-source-has-labels="row" svg:x="1.331cm" svg:y="1.778cm" svg:width="14.349cm" svg:height="6.061cm">
          <chartooo:coordinate-region svg:x="2.746cm" svg:y="1.978cm" svg:width="12.602cm" svg:height="5.214cm"/>
          <chart:axis chart:dimension="x" chart:name="primary-x" chart:style-name="ch4" chartooo:axis-type="auto">
            <chartooo:date-scale/>
            <chart:title svg:x="6.847cm" svg:y="8.019cm" chart:style-name="ch5">
              <text:p>Współczynnik uczenia</text:p>
            </chart:title>
            <chart:categories table:cell-range-address="Dane.D26:Dane.D26 Dane.F26:Dane.F26 Dane.H26:Dane.H26"/>
          </chart:axis>
          <chart:axis chart:dimension="y" chart:name="primary-y" chart:style-name="ch6">
            <chart:title svg:x="0.451cm" svg:y="7.313cm" chart:style-name="ch7">
              <text:p>Średni % poprawności testowania</text:p>
            </chart:title>
            <chart:grid chart:style-name="ch8" chart:class="major"/>
          </chart:axis>
          <chart:series chart:style-name="ch9" chart:values-cell-range-address="Dane.D29:Dane.D29 Dane.F29:Dane.F29 Dane.H29:Dane.H29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.5">
                <text:p>0.5</text:p>
                <draw:g>
                  <svg:desc>Dane.D26:Dane.D26 Dane.F26:Dane.F26 Dane.H26:Dane.H26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01">
                <text:p>0.01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285">
                <text:p>0.285</text:p>
                <draw:g>
                  <svg:desc>Dane.D29:Dane.D29 Dane.F29:Dane.F29 Dane.H29:Dane.H29</svg:desc>
                </draw:g>
              </table:table-cell>
              <table:table-cell office:value-type="float" office:value="0.395">
                <text:p>0.395</text:p>
              </table:table-cell>
              <table:table-cell office:value-type="float" office:value="0.35">
                <text:p>0.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977cm" svg:y="0.315cm" chart:style-name="ch2">
          <text:p>Wykres min liczby epok w zależności
 od współczynnika uczenia przy promieniu sąsiedztwa = 4,2</text:p>
        </chart:title>
        <chart:plot-area chart:style-name="ch3" table:cell-range-address="Dane.C26:Dane.C26 Dane.E26:Dane.E26 Dane.G26:Dane.G26 Dane.C30:Dane.C30 Dane.E30:Dane.E30 Dane.G30:Dane.G30" chart:data-source-has-labels="row" svg:x="1.331cm" svg:y="1.778cm" svg:width="14.349cm" svg:height="6.061cm">
          <chartooo:coordinate-region svg:x="2.058cm" svg:y="1.977cm" svg:width="13.29cm" svg:height="5.215cm"/>
          <chart:axis chart:dimension="x" chart:name="primary-x" chart:style-name="ch4" chartooo:axis-type="auto">
            <chartooo:date-scale/>
            <chart:title svg:x="6.847cm" svg:y="8.019cm" chart:style-name="ch5">
              <text:p>Współczynnik uczenia</text:p>
            </chart:title>
            <chart:categories table:cell-range-address="Dane.C26:Dane.C26 Dane.E26:Dane.E26 Dane.G26:Dane.G26"/>
          </chart:axis>
          <chart:axis chart:dimension="y" chart:name="primary-y" chart:style-name="ch4">
            <chart:title svg:x="0.451cm" svg:y="5.738cm" chart:style-name="ch6">
              <text:p>Liczba epok</text:p>
            </chart:title>
            <chart:grid chart:style-name="ch7" chart:class="major"/>
          </chart:axis>
          <chart:series chart:style-name="ch8" chart:values-cell-range-address="Dane.C30:Dane.C30 Dane.E30:Dane.E30 Dane.G30:Dane.G30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.5">
                <text:p>0.5</text:p>
                <draw:g>
                  <svg:desc>Dane.C26:Dane.C26 Dane.E26:Dane.E26 Dane.G26:Dane.G26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01">
                <text:p>0.01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Dane.C30:Dane.C30 Dane.E30:Dane.E30 Dane.G30:Dane.G3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043cm" svg:y="0.315cm" chart:style-name="ch2">
          <text:p>Wykres max liczby epok w zależności 
od współczynnika uczenia przy promieniu sąsiedztwa = 4,2</text:p>
        </chart:title>
        <chart:plot-area chart:style-name="ch3" table:cell-range-address="Dane.C26:Dane.C26 Dane.E26:Dane.E26 Dane.G26:Dane.G26 Dane.C31:Dane.C31 Dane.E31:Dane.E31 Dane.G31:Dane.G31" chart:data-source-has-labels="row" svg:x="1.331cm" svg:y="1.778cm" svg:width="14.349cm" svg:height="6.061cm">
          <chartooo:coordinate-region svg:x="1.952cm" svg:y="1.978cm" svg:width="13.397cm" svg:height="5.214cm"/>
          <chart:axis chart:dimension="x" chart:name="primary-x" chart:style-name="ch4" chartooo:axis-type="auto">
            <chartooo:date-scale/>
            <chart:title svg:x="6.847cm" svg:y="8.019cm" chart:style-name="ch5">
              <text:p>Współczynnik uczenia</text:p>
            </chart:title>
            <chart:categories table:cell-range-address="Dane.C26:Dane.C26 Dane.E26:Dane.E26 Dane.G26:Dane.G26"/>
          </chart:axis>
          <chart:axis chart:dimension="y" chart:name="primary-y" chart:style-name="ch4">
            <chart:title svg:x="0.451cm" svg:y="5.738cm" chart:style-name="ch6">
              <text:p>Liczba epok</text:p>
            </chart:title>
            <chart:grid chart:style-name="ch7" chart:class="major"/>
          </chart:axis>
          <chart:series chart:style-name="ch8" chart:values-cell-range-address="Dane.C31:Dane.C31 Dane.E31:Dane.E31 Dane.G31:Dane.G3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.5">
                <text:p>0.5</text:p>
                <draw:g>
                  <svg:desc>Dane.C26:Dane.C26 Dane.E26:Dane.E26 Dane.G26:Dane.G26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01">
                <text:p>0.01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Dane.C31:Dane.C31 Dane.E31:Dane.E31 Dane.G31:Dane.G31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043cm" svg:y="0.315cm" chart:style-name="ch2">
          <text:p>Wykres średniej liczby epok w zależności 
od współczynnika uczenia przy promieniu sąsiedztwa = 4,2</text:p>
        </chart:title>
        <chart:plot-area chart:style-name="ch3" table:cell-range-address="Dane.C26:Dane.C26 Dane.E26:Dane.E26 Dane.G26:Dane.G26 Dane.C32:Dane.C32 Dane.E32:Dane.E32 Dane.G32:Dane.G32" chart:data-source-has-labels="row" svg:x="1.331cm" svg:y="1.778cm" svg:width="14.349cm" svg:height="6.061cm">
          <chartooo:coordinate-region svg:x="1.952cm" svg:y="1.977cm" svg:width="13.396cm" svg:height="5.215cm"/>
          <chart:axis chart:dimension="x" chart:name="primary-x" chart:style-name="ch4" chartooo:axis-type="auto">
            <chartooo:date-scale/>
            <chart:title svg:x="6.847cm" svg:y="8.019cm" chart:style-name="ch5">
              <text:p>Współczynnik uczenia</text:p>
            </chart:title>
            <chart:categories table:cell-range-address="Dane.C26:Dane.C26 Dane.E26:Dane.E26 Dane.G26:Dane.G26"/>
          </chart:axis>
          <chart:axis chart:dimension="y" chart:name="primary-y" chart:style-name="ch4">
            <chart:title svg:x="0.451cm" svg:y="5.738cm" chart:style-name="ch6">
              <text:p>Liczba epok</text:p>
            </chart:title>
            <chart:grid chart:style-name="ch7" chart:class="major"/>
          </chart:axis>
          <chart:series chart:style-name="ch8" chart:values-cell-range-address="Dane.C32:Dane.C32 Dane.E32:Dane.E32 Dane.G32:Dane.G32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.5">
                <text:p>0.5</text:p>
                <draw:g>
                  <svg:desc>Dane.C26:Dane.C26 Dane.E26:Dane.E26 Dane.G26:Dane.G26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01">
                <text:p>0.01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.5">
                <text:p>5.5</text:p>
                <draw:g>
                  <svg:desc>Dane.C32:Dane.C32 Dane.E32:Dane.E32 Dane.G32:Dane.G32</svg:desc>
                </draw:g>
              </table:table-cell>
              <table:table-cell office:value-type="float" office:value="6.1">
                <text:p>6.1</text:p>
              </table:table-cell>
              <table:table-cell office:value-type="float" office:value="8.8">
                <text:p>8.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